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fo:font-weight="bold" officeooo:rsid="0007d748" officeooo:paragraph-rsid="0007d748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083c3c" officeooo:paragraph-rsid="00083c3c" style:font-size-asian="21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09e242" officeooo:paragraph-rsid="0009e242" style:font-size-asian="21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0ac3f2" officeooo:paragraph-rsid="000ac3f2" style:font-size-asian="21pt" style:font-weight-asian="bold" style:font-size-complex="24pt" style:font-weight-complex="bold"/>
    </style:style>
    <style:style style:name="P6" style:family="paragraph" style:parent-style-name="Standard">
      <style:text-properties fo:font-size="24pt" fo:font-weight="normal" officeooo:rsid="0007d748" officeooo:paragraph-rsid="0007d748" style:font-size-asian="24pt" style:font-weight-asian="normal" style:font-size-complex="24pt" style:font-weight-complex="normal"/>
    </style:style>
    <style:style style:name="P7" style:family="paragraph" style:parent-style-name="Standard">
      <style:text-properties fo:font-size="24pt" fo:font-weight="normal" officeooo:rsid="00083c3c" officeooo:paragraph-rsid="00083c3c" style:font-size-asian="21pt" style:font-weight-asian="normal" style:font-size-complex="24pt" style:font-weight-complex="normal"/>
    </style:style>
    <style:style style:name="P8" style:family="paragraph" style:parent-style-name="Standard">
      <style:text-properties fo:font-size="24pt" fo:font-weight="normal" officeooo:rsid="0009e242" officeooo:paragraph-rsid="0009e242" style:font-size-asian="21pt" style:font-weight-asian="normal" style:font-size-complex="24pt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11" style:family="paragraph" style:parent-style-name="Standard">
      <style:text-properties fo:font-size="40pt" fo:font-weight="bold" officeooo:rsid="0007d748" officeooo:paragraph-rsid="0007d748" style:font-size-asian="40pt" style:font-weight-asian="bold" style:font-size-complex="40pt" style:font-weight-complex="bold"/>
    </style:style>
    <style:style style:name="P12" style:family="paragraph" style:parent-style-name="Standard">
      <style:text-properties fo:font-size="40pt" fo:font-weight="bold" officeooo:rsid="00083c3c" officeooo:paragraph-rsid="00083c3c" style:font-size-asian="35pt" style:font-weight-asian="bold" style:font-size-complex="40pt" style:font-weight-complex="bold"/>
    </style:style>
    <style:style style:name="P13" style:family="paragraph" style:parent-style-name="Standard">
      <style:text-properties fo:font-size="40pt" fo:font-weight="bold" officeooo:rsid="000ac3f2" officeooo:paragraph-rsid="000ac3f2" style:font-size-asian="35pt" style:font-weight-asian="bold" style:font-size-complex="40pt" style:font-weight-complex="bold"/>
    </style:style>
    <style:style style:name="P14" style:family="paragraph" style:parent-style-name="Standard">
      <style:text-properties fo:font-size="40pt" fo:font-weight="normal" officeooo:rsid="00083c3c" officeooo:paragraph-rsid="00083c3c" style:font-size-asian="35pt" style:font-weight-asian="normal" style:font-size-complex="40pt" style:font-weight-complex="normal"/>
    </style:style>
    <style:style style:name="P15" style:family="paragraph" style:parent-style-name="Standard">
      <style:text-properties fo:font-size="40pt" fo:font-weight="normal" officeooo:rsid="000ac3f2" officeooo:paragraph-rsid="000ac3f2" style:font-size-asian="35pt" style:font-weight-asian="normal" style:font-size-complex="40pt" style:font-weight-complex="normal"/>
    </style:style>
    <style:style style:name="P16" style:family="paragraph" style:parent-style-name="Standard">
      <style:text-properties fo:font-size="22pt" fo:font-weight="normal" officeooo:paragraph-rsid="0007d748" style:font-size-asian="19.25pt" style:font-weight-asian="normal" style:font-size-complex="22pt" style:font-weight-complex="normal"/>
    </style:style>
    <style:style style:name="P17" style:family="paragraph" style:parent-style-name="Standard">
      <style:text-properties fo:font-size="22pt" fo:font-weight="normal" officeooo:rsid="0007d748" officeooo:paragraph-rsid="0007d748" style:font-size-asian="19.25pt" style:font-weight-asian="normal" style:font-size-complex="22pt" style:font-weight-complex="normal"/>
    </style:style>
    <style:style style:name="P18" style:family="paragraph" style:parent-style-name="Standard">
      <style:text-properties fo:font-size="22pt" fo:font-weight="normal" officeooo:rsid="00083c3c" officeooo:paragraph-rsid="00083c3c" style:font-size-asian="19.25pt" style:font-weight-asian="normal" style:font-size-complex="22pt" style:font-weight-complex="normal"/>
    </style:style>
    <style:style style:name="P19" style:family="paragraph" style:parent-style-name="Standard">
      <style:text-properties fo:font-size="22pt" fo:font-weight="normal" officeooo:rsid="0009e242" officeooo:paragraph-rsid="0009e242" style:font-size-asian="19.25pt" style:font-weight-asian="normal" style:font-size-complex="22pt" style:font-weight-complex="normal"/>
    </style:style>
    <style:style style:name="P20" style:family="paragraph" style:parent-style-name="Standard">
      <style:text-properties fo:font-size="22pt" fo:font-weight="normal" officeooo:rsid="000ac3f2" officeooo:paragraph-rsid="000ac3f2" style:font-size-asian="19.25pt" style:font-weight-asian="normal" style:font-size-complex="22pt" style:font-weight-complex="normal"/>
    </style:style>
    <style:style style:name="P21" style:family="paragraph" style:parent-style-name="Standard">
      <style:text-properties fo:font-size="22pt" fo:font-weight="normal" officeooo:rsid="0007d748" officeooo:paragraph-rsid="0007d748" style:font-size-asian="22pt" style:font-weight-asian="normal" style:font-size-complex="22pt" style:font-weight-complex="normal"/>
    </style:style>
    <style:style style:name="P22" style:family="paragraph" style:parent-style-name="Standard">
      <style:text-properties fo:font-size="22pt" fo:font-weight="bold" officeooo:paragraph-rsid="0007d748" style:font-size-asian="19.25pt" style:font-weight-asian="bold" style:font-size-complex="22pt" style:font-weight-complex="bold"/>
    </style:style>
    <style:style style:name="P23" style:family="paragraph" style:parent-style-name="Standard">
      <style:text-properties fo:font-size="22pt" fo:font-weight="bold" officeooo:rsid="0007d748" officeooo:paragraph-rsid="0007d748" style:font-size-asian="19.25pt" style:font-weight-asian="bold" style:font-size-complex="22pt" style:font-weight-complex="bold"/>
    </style:style>
    <style:style style:name="P24" style:family="paragraph" style:parent-style-name="Standard">
      <style:text-properties fo:font-size="22pt" fo:font-weight="bold" officeooo:rsid="000ac3f2" officeooo:paragraph-rsid="000ac3f2" style:font-size-asian="19.25pt" style:font-weight-asian="bold" style:font-size-complex="22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fo:font-weight="bold" officeooo:rsid="0007d748" style:font-size-asian="40pt" style:font-weight-asian="bold" style:font-size-complex="40pt" style:font-weight-complex="bold"/>
    </style:style>
    <style:style style:name="T4" style:family="text">
      <style:text-properties fo:font-size="40pt" style:font-size-asian="35pt" style:font-size-complex="4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9e242"/>
    </style:style>
    <style:style style:name="T8" style:family="text">
      <style:text-properties fo:font-size="22pt" style:font-size-asian="19.25pt" style:font-size-complex="22pt"/>
    </style:style>
    <style:style style:name="T9" style:family="text">
      <style:text-properties fo:font-size="22pt" fo:font-weight="normal" style:font-size-asian="19.25pt" style:font-weight-asian="normal" style:font-size-complex="2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9"><text:span text:style-name="T1"><text:s text:c="13"/></text:span></text:p>
      <text:p text:style-name="P1"/>
      <text:p text:style-name="P1"/>
      <text:p text:style-name="P1"/>
      <text:p text:style-name="P9"><text:span text:style-name="T2"><text:s text:c="9"/>ASSIGNMENT</text:span></text:p>
      <text:p text:style-name="P1"/>
      <text:p text:style-name="P1"/>
      <text:p text:style-name="P1"/>
      <text:p text:style-name="P9"><text:span text:style-name="T2"><text:s text:c="13"/>RDBMS</text:span></text:p>
      <text:p text:style-name="P10"/>
      <text:p text:style-name="P10"/>
      <text:p text:style-name="P9"><text:span text:style-name="T2"><text:s text:c="6"/>SLIPS </text:span><text:span text:style-name="T3">FUNCTION</text:span><text:span text:style-name="T2"> &amp; <text:s text:c="14"/></text:span></text:p>
      <text:p text:style-name="P9"><text:span text:style-name="T2"><text:s text:c="8"/></text:span><text:span text:style-name="T3">TRIGGER</text:span></text:p>
      <text:p text:style-name="P1"/>
      <text:p text:style-name="P1"/>
      <text:p text:style-name="P1"/>
      <text:p text:style-name="P1"/>
      <text:p text:style-name="P1"/>
      <text:p text:style-name="P9"><text:span text:style-name="T1">NAME:- Rishab Jadhav</text:span></text:p>
      <text:p text:style-name="P9"><text:span text:style-name="T1">CLASS-F.Y BBA(CA)</text:span></text:p>
      <text:p text:style-name="Standard"><text:span text:style-name="T1">ROLL NO. 13424</text:span></text:p>
      <text:p text:style-name="P11"><text:soft-page-break/><text:s text:c="9"/><text:span text:style-name="T7"><text:s text:c="4"/>FUNCTION</text:span></text:p>
      <text:p text:style-name="P11"/>
      <text:p text:style-name="P11">SLIP NO.-1</text:p>
      <text:p text:style-name="P22"/>
      <text:p text:style-name="P22">Q3. Consider the following entities and their relationships.</text:p>
      <text:p text:style-name="P16"><text:s/></text:p>
      <text:p text:style-name="P16">Client (client_no, client_name, address, birthdate) Policy_info (policy_no, desc, maturity_amt, prem_amt, date) </text:p>
      <text:p text:style-name="P16"/>
      <text:p text:style-name="P16"><text:span text:style-name="T5">Relation between Client and Policy_info is Many to Many Constraint: Primary key, prem_amt and maturity_amt should be &gt; 0. </text:span></text:p>
      <text:p text:style-name="P16"><text:span text:style-name="T5"/></text:p>
      <text:p text:style-name="P16">Create a RDB in 3NF<text:span text:style-name="T5"> </text:span>and write PL/SQL blocks in Oracle for the following: </text:p>
      <text:p text:style-name="P16"/>
      <text:p text:style-name="P23">1) Write a function which will return total maturity amount of policies of a particular client.</text:p>
      <text:p text:style-name="P23"/>
      <text:p text:style-name="P23">ANS-<text:span text:style-name="T6">CREATE OR REPLACE FUNCTION totalmamt </text:span></text:p>
      <text:p text:style-name="P17"><text:s/>return number as</text:p>
      <text:p text:style-name="P17"/>
      <text:p text:style-name="P17"><text:tab/> total number(10):=0;</text:p>
      <text:p text:style-name="P17"><text:soft-page-break/></text:p>
      <text:p text:style-name="P17"><text:s/>BEGIN</text:p>
      <text:p text:style-name="P17"><text:s/><text:tab/>select sum(m_amt) INTO total</text:p>
      <text:p text:style-name="P17"><text:tab/>FROM client,policy,cp</text:p>
      <text:p text:style-name="P17"><text:s text:c="3"/><text:tab/>where client.cl_no=cp.cl_no</text:p>
      <text:p text:style-name="P17"><text:s text:c="4"/><text:tab/>and policy.p_no=cp.p_no</text:p>
      <text:p text:style-name="P17"><text:s text:c="4"/><text:tab/>and cl_name='ankush';</text:p>
      <text:p text:style-name="P17"/>
      <text:p text:style-name="P17"><text:s text:c="3"/><text:tab/>RETURN total;</text:p>
      <text:p text:style-name="P17">END;</text:p>
      <text:p text:style-name="P17"><text:s/></text:p>
      <text:p text:style-name="P17"/>
      <text:p text:style-name="P17">DECLARE</text:p>
      <text:p text:style-name="P17"><text:s text:c="3"/>c number;</text:p>
      <text:p text:style-name="P17"><text:s text:c="2"/>BEGIN</text:p>
      <text:p text:style-name="P17"><text:s text:c="3"/>C:=totalmamt();</text:p>
      <text:p text:style-name="P17"><text:s text:c="3"/>dbms_output.put_line('Sum of maturity amount:'|| c);</text:p>
      <text:p text:style-name="P17"><text:s text:c="3"/>END;</text:p>
      <text:p text:style-name="P17"><text:s text:c="4"/>/</text:p>
      <text:p text:style-name="P17"/>
      <text:p text:style-name="P17">Sum of maturity amount:650000</text:p>
      <text:p text:style-name="P17"/>
      <text:p text:style-name="P17">PL/SQL procedure successfully completed.</text:p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1">SLIP NO.-2</text:p>
      <text:p text:style-name="P2">Q3. Consider the following Item_Supplier database </text:p>
      <text:p text:style-name="P6">Item (itemno, itemname ) </text:p>
      <text:p text:style-name="P6">Supplier (supplier_No , supplier_name, address, city ) </text:p>
      <text:p text:style-name="P2">Relationship between Item and Supplier is many-to-many with descriptive attribute rate and quantity Constraints: itemno ,supplier_No primary key </text:p>
      <text:p text:style-name="P6">Create a RDB in 3NF and write PL/SQL blocks in Oracle for the following: <text:line-break/></text:p>
      <text:p text:style-name="P2">1) Write function to print the total number of suppliers of a particular item</text:p>
      <text:p text:style-name="P2"/>
      <text:p text:style-name="P2">ANS-</text:p>
      <text:p text:style-name="P2"/>
      <text:p text:style-name="P21">SQL&gt; CREATE OR REPLACE FUNCTION totalsupp</text:p>
      <text:p text:style-name="P21"><text:s text:c="2"/>2 <text:s text:c="2"/>return number as</text:p>
      <text:p text:style-name="P21"><text:s text:c="2"/>3</text:p>
      <text:p text:style-name="P21"><text:s text:c="2"/>4 <text:s text:c="2"/>total number(10):=0;</text:p>
      <text:p text:style-name="P21"><text:soft-page-break/><text:s text:c="2"/>5</text:p>
      <text:p text:style-name="P21"><text:s text:c="2"/>6 <text:s text:c="2"/>BEGIN</text:p>
      <text:p text:style-name="P21"><text:s text:c="2"/>7 <text:s text:c="3"/>select count(s_name) INTO total</text:p>
      <text:p text:style-name="P21"><text:s text:c="2"/>8 <text:s text:c="2"/>from item,supplier,itsup</text:p>
      <text:p text:style-name="P21"><text:s text:c="2"/>9 <text:s text:c="2"/>where item.itemno=itsup.itemno</text:p>
      <text:p text:style-name="P21"><text:s/>10 <text:s text:c="2"/>and supplier.s_no=itsup.s_no and itemname like 'monitor';</text:p>
      <text:p text:style-name="P21"><text:s/>11</text:p>
      <text:p text:style-name="P21"><text:s/>12 <text:s text:c="4"/>RETURN total;</text:p>
      <text:p text:style-name="P21"><text:s/>13 <text:s/>END;</text:p>
      <text:p text:style-name="P21"><text:s/>14 <text:s/>/</text:p>
      <text:p text:style-name="P21"/>
      <text:p text:style-name="P21">Function created.</text:p>
      <text:p text:style-name="P21"/>
      <text:p text:style-name="P21">SQL&gt; DECLARE</text:p>
      <text:p text:style-name="P21"><text:s text:c="2"/>2 <text:s text:c="4"/>c number;</text:p>
      <text:p text:style-name="P21"><text:s text:c="2"/>3 <text:s text:c="3"/>BEGIN</text:p>
      <text:p text:style-name="P21"><text:s text:c="2"/>4 <text:s text:c="4"/>C:=totalsupp();</text:p>
      <text:p text:style-name="P21"><text:s text:c="2"/>5 <text:s text:c="4"/>dbms_output.put_line('Total Number Suppliers:'|| c);</text:p>
      <text:p text:style-name="P21"><text:s text:c="2"/>6 <text:s text:c="4"/>END;</text:p>
      <text:p text:style-name="P21"><text:s text:c="2"/>7 <text:s text:c="5"/>/</text:p>
      <text:p text:style-name="P21">Total Number Suppliers:2</text:p>
      <text:p text:style-name="P21"/>
      <text:p text:style-name="P21">PL/SQL procedure successfully completed.</text:p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12">SLIP NO.-5</text:p>
      <text:p text:style-name="P14"/>
      <text:p text:style-name="P3">Q3 Consider the following entities and their relationships. </text:p>
      <text:p text:style-name="P3"/>
      <text:p text:style-name="P7">Library(Lno, Lname, Location, Librarian, no_of_books) </text:p>
      <text:p text:style-name="P7">Book(Bid, Bname, Author_Name, Price, publication) </text:p>
      <text:p text:style-name="P7"/>
      <text:p text:style-name="P3">Relation between Library and Book is one to many. </text:p>
      <text:p text:style-name="P3">Constraint: Primary key, Price should not be null. </text:p>
      <text:p text:style-name="P7"/>
      <text:p text:style-name="P3">Create a RDB in 3NF and write PL/SQL blocks in Oracle for the following: </text:p>
      <text:p text:style-name="P3"/>
      <text:p text:style-name="P3">1) Write a function which will accept publication name from user and display total price of books of that publication.</text:p>
      <text:p text:style-name="P3"/>
      <text:p text:style-name="P3"><text:soft-page-break/>ANS-</text:p>
      <text:p text:style-name="P18">SQL&gt; CREATE OR REPLACE FUNCTION totalprice (name IN varchar)</text:p>
      <text:p text:style-name="P18"><text:s text:c="2"/>2 <text:s text:c="2"/>return number as</text:p>
      <text:p text:style-name="P18"><text:s text:c="2"/>3</text:p>
      <text:p text:style-name="P18"><text:s text:c="2"/>4 <text:s text:c="2"/>total number(10):=0;</text:p>
      <text:p text:style-name="P18"><text:s text:c="2"/>5</text:p>
      <text:p text:style-name="P18"><text:s text:c="2"/>6 <text:s text:c="2"/>BEGIN</text:p>
      <text:p text:style-name="P18"><text:s text:c="2"/>7 <text:s text:c="2"/>select sum(price) INTO total</text:p>
      <text:p text:style-name="P18"><text:s text:c="2"/>8 <text:s/>FROM library,book1</text:p>
      <text:p text:style-name="P18"><text:s text:c="2"/>9 <text:s text:c="4"/>where library.lno=book1.lno</text:p>
      <text:p text:style-name="P18"><text:s/>10 <text:s text:c="5"/>and publ like name;</text:p>
      <text:p text:style-name="P18"><text:s/>11</text:p>
      <text:p text:style-name="P18"><text:s/>12 <text:s text:c="4"/>RETURN total;</text:p>
      <text:p text:style-name="P18"><text:s/>13 <text:s/>END;</text:p>
      <text:p text:style-name="P18"><text:s/>14 <text:s/>/</text:p>
      <text:p text:style-name="P18"/>
      <text:p text:style-name="P18">Function created.</text:p>
      <text:p text:style-name="P18"/>
      <text:p text:style-name="P18">SQL&gt; DECLARE</text:p>
      <text:p text:style-name="P18"><text:s text:c="2"/>2 <text:s text:c="2"/>c number;</text:p>
      <text:p text:style-name="P18"><text:s text:c="2"/>3 <text:s/>name varchar(30);</text:p>
      <text:p text:style-name="P18"><text:s text:c="2"/>4</text:p>
      <text:p text:style-name="P18"><text:s text:c="2"/>5 <text:s/>BEGIN</text:p>
      <text:p text:style-name="P18"><text:s text:c="2"/>6 <text:s text:c="6"/>c:=totalprice('&amp;name');</text:p>
      <text:p text:style-name="P18"><text:s text:c="2"/>7 <text:s text:c="6"/>dbms_output.put_line('total price'||c);</text:p>
      <text:p text:style-name="P18"><text:s text:c="2"/>8 <text:s/>END;</text:p>
      <text:p text:style-name="P18"><text:s text:c="2"/>9 <text:s/>/</text:p>
      <text:p text:style-name="P18"><text:soft-page-break/>Enter value for name: classical</text:p>
      <text:p text:style-name="P18">old <text:s text:c="2"/>6: <text:s text:c="5"/>c:=totalprice('&amp;name');</text:p>
      <text:p text:style-name="P18">new <text:s text:c="2"/>6: <text:s text:c="5"/>c:=totalprice('classical');</text:p>
      <text:p text:style-name="P18">total price750</text:p>
      <text:p text:style-name="P18"/>
      <text:p text:style-name="P18">PL/SQL procedure successfully completed.</text:p>
      <text:p text:style-name="P3"/>
      <text:p text:style-name="P3"/>
      <text:p text:style-name="P3"/>
      <text:p text:style-name="P3"/>
      <text:p text:style-name="P12">SLIP NO.-8</text:p>
      <text:p text:style-name="P12"/>
      <text:p text:style-name="P7">Q3 Consider the following entities and their relationships. </text:p>
      <text:p text:style-name="P3">Plan (plan_no, plan_name, nooffreecalls, freecalltime, fix_amt) </text:p>
      <text:p text:style-name="P3">Customer (cust_no, cust_name, mobile_no) </text:p>
      <text:p text:style-name="P3"/>
      <text:p text:style-name="P7">Relation between Plan and Customer is One to Many.</text:p>
      <text:p text:style-name="P7"/>
      <text:p text:style-name="P7"><text:s/>Constraint: Primary key, fix_amt should be greater than 0. </text:p>
      <text:p text:style-name="P3">Create a RDB in 3NF and write PL/SQL blocks in Oracle for the following: </text:p>
      <text:p text:style-name="P3"><text:soft-page-break/></text:p>
      <text:p text:style-name="P3">1) Write a function which will accept plan number from user and display all the details of the selected plan.</text:p>
      <text:p text:style-name="P3"/>
      <text:p text:style-name="P3">ANS-</text:p>
      <text:p text:style-name="P18"/>
      <text:p text:style-name="P18">SQL&gt; CREATE OR REPLACE FUNCTION totalprice (plan IN number)</text:p>
      <text:p text:style-name="P18"><text:s text:c="2"/>2 <text:s text:c="2"/>return varchar as</text:p>
      <text:p text:style-name="P18"><text:s text:c="2"/>3</text:p>
      <text:p text:style-name="P18"><text:s text:c="2"/>4 <text:s text:c="2"/>total varchar(10):=0;</text:p>
      <text:p text:style-name="P18"><text:s text:c="2"/>5</text:p>
      <text:p text:style-name="P18"><text:s text:c="2"/>6 <text:s text:c="2"/>BEGIN</text:p>
      <text:p text:style-name="P18"><text:s text:c="2"/>7 <text:s text:c="2"/>select pl_name INTO total</text:p>
      <text:p text:style-name="P18"><text:s text:c="2"/>8 <text:s/>FROM plan1</text:p>
      <text:p text:style-name="P18"><text:s text:c="2"/>9 <text:s text:c="4"/>where pl_no=plan;</text:p>
      <text:p text:style-name="P18"><text:s/>10</text:p>
      <text:p text:style-name="P18"><text:s/>11 <text:s text:c="4"/>RETURN total;</text:p>
      <text:p text:style-name="P18"><text:s/>12</text:p>
      <text:p text:style-name="P18"><text:s/>13 <text:s/>END;</text:p>
      <text:p text:style-name="P18"><text:s/>14 <text:s/>/</text:p>
      <text:p text:style-name="P18"/>
      <text:p text:style-name="P18">Function created.</text:p>
      <text:p text:style-name="P18"/>
      <text:p text:style-name="P18">SQL&gt; DECLARE</text:p>
      <text:p text:style-name="P18"><text:s text:c="2"/>2 <text:s text:c="2"/>c varchar(10);</text:p>
      <text:p text:style-name="P18"><text:s text:c="2"/>3 <text:s/>plan number;</text:p>
      <text:p text:style-name="P18"><text:soft-page-break/><text:s text:c="2"/>4</text:p>
      <text:p text:style-name="P18"><text:s text:c="2"/>5 <text:s/>BEGIN</text:p>
      <text:p text:style-name="P18"><text:s text:c="2"/>6 <text:s text:c="6"/>c:=totalprice(&amp;plan);</text:p>
      <text:p text:style-name="P18"><text:s text:c="2"/>7 <text:s text:c="6"/>dbms_output.put_line('Plan Name:'|| c);</text:p>
      <text:p text:style-name="P18"><text:s text:c="2"/>8 <text:s/>END;</text:p>
      <text:p text:style-name="P18"><text:s text:c="2"/>9 <text:s/>/</text:p>
      <text:p text:style-name="P18">Enter value for plan: 101</text:p>
      <text:p text:style-name="P18">old <text:s text:c="2"/>6: <text:s text:c="5"/>c:=totalprice(&amp;plan);</text:p>
      <text:p text:style-name="P18">new <text:s text:c="2"/>6: <text:s text:c="5"/>c:=totalprice(101);</text:p>
      <text:p text:style-name="P18">Plan Name:idea</text:p>
      <text:p text:style-name="P18"/>
      <text:p text:style-name="P18">PL/SQL procedure successfully completed.</text:p>
      <text:p text:style-name="P3"/>
      <text:p text:style-name="P3"/>
      <text:p text:style-name="P3"/>
      <text:p text:style-name="P3"/>
      <text:p text:style-name="P3"/>
      <text:p text:style-name="P12">SLIP NO.-9</text:p>
      <text:p text:style-name="P12"/>
      <text:p text:style-name="P7">Q3 Consider the following entities and their relationships. </text:p>
      <text:p text:style-name="P3">Project (pno, pname, start_date, budget, status) </text:p>
      <text:p text:style-name="P3">Department (dno, dname, HOD, loc) </text:p>
      <text:p text:style-name="P7">The relationship between Project and Department is Many to One. </text:p>
      <text:p text:style-name="P3"><text:soft-page-break/><text:span text:style-name="T6">Constraint: Primary key. Project Status Constraints: C – Completed, P - Progressive, I – Incomplete</text:span> </text:p>
      <text:p text:style-name="P3">Create a RDB in 3NF and write PL/SQL blocks in Oracle for the following: </text:p>
      <text:p text:style-name="P3"/>
      <text:p text:style-name="P3">1) Write a function which accept department name and display total number of projects whose status is “p”(progressive).</text:p>
      <text:p text:style-name="P3"/>
      <text:p text:style-name="P4">ANS-</text:p>
      <text:p text:style-name="P4"><text:span text:style-name="T9">SQL&gt; CREATE OR REPLACE FUNCTION f1 (name IN varchar)</text:span></text:p>
      <text:p text:style-name="P4"><text:span text:style-name="T9"><text:s text:c="2"/>2 <text:s text:c="2"/>return number as</text:span></text:p>
      <text:p text:style-name="P4"><text:span text:style-name="T9"><text:s text:c="2"/>3</text:span></text:p>
      <text:p text:style-name="P4"><text:span text:style-name="T9"><text:s text:c="2"/>4 <text:s text:c="2"/>total number(10):=0;</text:span></text:p>
      <text:p text:style-name="P4"><text:span text:style-name="T9"><text:s text:c="2"/>5</text:span></text:p>
      <text:p text:style-name="P4"><text:span text:style-name="T9"><text:s text:c="2"/>6 <text:s text:c="2"/>BEGIN</text:span></text:p>
      <text:p text:style-name="P4"><text:span text:style-name="T9"><text:s text:c="2"/>7 <text:s text:c="2"/>select count(pname) INTO total</text:span></text:p>
      <text:p text:style-name="P4"><text:span text:style-name="T9"><text:s text:c="2"/>8 <text:s/>from department1, project1</text:span></text:p>
      <text:p text:style-name="P4"><text:span text:style-name="T9"><text:s text:c="2"/>9 <text:s/>where department1.dno=project1.dno</text:span></text:p>
      <text:p text:style-name="P4"><text:span text:style-name="T9"><text:s/>10 <text:s text:c="2"/>and status='p' and dname like name;</text:span></text:p>
      <text:p text:style-name="P4"><text:span text:style-name="T9"><text:s/>11</text:span></text:p>
      <text:p text:style-name="P4"><text:span text:style-name="T9"><text:s/>12 <text:s text:c="4"/>RETURN total;</text:span></text:p>
      <text:p text:style-name="P4"><text:span text:style-name="T9"><text:s/>13</text:span></text:p>
      <text:p text:style-name="P4"><text:span text:style-name="T9"><text:s/>14 <text:s/>END;</text:span></text:p>
      <text:p text:style-name="P4"><text:span text:style-name="T9"><text:s/>15 <text:s/>/</text:span></text:p>
      <text:p text:style-name="P4"><text:soft-page-break/><text:span text:style-name="T9"/></text:p>
      <text:p text:style-name="P4"><text:span text:style-name="T9">Function created.</text:span></text:p>
      <text:p text:style-name="P4"><text:span text:style-name="T9"/></text:p>
      <text:p text:style-name="P4"><text:span text:style-name="T9">SQL&gt; DECLARE</text:span></text:p>
      <text:p text:style-name="P4"><text:span text:style-name="T9"><text:s text:c="2"/>2 <text:s text:c="2"/>c number(4);</text:span></text:p>
      <text:p text:style-name="P4"><text:span text:style-name="T9"><text:s text:c="2"/>3 <text:s text:c="2"/>name varchar(20);</text:span></text:p>
      <text:p text:style-name="P4"><text:span text:style-name="T9"><text:s text:c="2"/>4</text:span></text:p>
      <text:p text:style-name="P4"><text:span text:style-name="T9"><text:s text:c="2"/>5 <text:s/>BEGIN</text:span></text:p>
      <text:p text:style-name="P4"><text:span text:style-name="T9"><text:s text:c="2"/>6 <text:s text:c="7"/>c:=f1('&amp;name');</text:span></text:p>
      <text:p text:style-name="P4"><text:span text:style-name="T9"><text:s text:c="2"/>7 <text:s/>dbms_output.put_line('total number of projects whose status is p='|| c);</text:span></text:p>
      <text:p text:style-name="P4"><text:span text:style-name="T9"><text:s text:c="2"/>8 <text:s/>END;</text:span></text:p>
      <text:p text:style-name="P4"><text:span text:style-name="T9"><text:s text:c="2"/>9 <text:s/>/</text:span></text:p>
      <text:p text:style-name="P4"><text:span text:style-name="T9">Enter value for name: account</text:span></text:p>
      <text:p text:style-name="P4"><text:span text:style-name="T9">old <text:s text:c="2"/>6: <text:s text:c="6"/>c:=f1('&amp;name');</text:span></text:p>
      <text:p text:style-name="P4"><text:span text:style-name="T9">new <text:s text:c="2"/>6: <text:s text:c="6"/>c:=f1('account');</text:span></text:p>
      <text:p text:style-name="P4"><text:span text:style-name="T9">total number of projects whose status is p=0</text:span></text:p>
      <text:p text:style-name="P4"><text:span text:style-name="T9"/></text:p>
      <text:p text:style-name="P4"><text:span text:style-name="T9">PL/SQL procedure successfully completed.</text:span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oft-page-break/><text:span text:style-name="T9"><text:s text:c="25"/></text:span><text:span text:style-name="T4">TRIGGER</text:span></text:p>
      <text:p text:style-name="P4"><text:span text:style-name="T4">SLIP NO.-2</text:span></text:p>
      <text:p text:style-name="P4"><text:span text:style-name="T4"/></text:p>
      <text:p text:style-name="P4">2) Write a trigger which will fire before insert or update on rate and quantity less than or equal to zero. (Raise user defined exception and give appropriate message)</text:p>
      <text:p text:style-name="P8"/>
      <text:p text:style-name="P8">ANS-</text:p>
      <text:p text:style-name="P19">SQL&gt; create or replace trigger quan</text:p>
      <text:p text:style-name="P19"><text:s text:c="2"/>2 <text:s/>before insert or update</text:p>
      <text:p text:style-name="P19"><text:s text:c="2"/>3 <text:s/>on itsup</text:p>
      <text:p text:style-name="P19"><text:s text:c="2"/>4 <text:s/>for each row</text:p>
      <text:p text:style-name="P19"><text:s text:c="2"/>5 <text:s/>when(NEW.quantity&lt;=0)</text:p>
      <text:p text:style-name="P19"><text:s text:c="2"/>6 <text:s/>begin</text:p>
      <text:p text:style-name="P19"><text:s text:c="2"/>7 <text:s/>raise_application_error(-20001,'quantity less than 0');</text:p>
      <text:p text:style-name="P19"><text:s text:c="2"/>8 <text:s/>end;</text:p>
      <text:p text:style-name="P19"><text:s text:c="2"/>9</text:p>
      <text:p text:style-name="P19"><text:s/>10 <text:s/>/</text:p>
      <text:p text:style-name="P19"/>
      <text:p text:style-name="P19">Trigger created.</text:p>
      <text:p text:style-name="P19"/>
      <text:p text:style-name="P19">SQL&gt; insert into itsup values(08,101,1002,0);</text:p>
      <text:p text:style-name="P19">insert into itsup values(08,101,1002,0)</text:p>
      <text:p text:style-name="P19"><text:soft-page-break/><text:s text:c="14"/>*</text:p>
      <text:p text:style-name="P19">ERROR at line 1:</text:p>
      <text:p text:style-name="P19">ORA-20001: quantity less than 0</text:p>
      <text:p text:style-name="P19">ORA-06512: at "SYSTEM.QUAN", line 2</text:p>
      <text:p text:style-name="P19">ORA-04088: error during execution of trigger 'SYSTEM.QUAN'</text:p>
      <text:p text:style-name="P19"/>
      <text:p text:style-name="P19"/>
      <text:p text:style-name="P13">SLIP NO.-3</text:p>
      <text:p text:style-name="P15"/>
      <text:p text:style-name="P24">1) Write a trigger which will fire before insert on the cities table which check that the pincode must be of 6 digit. (Raise user defined exception and give appropriate message).</text:p>
      <text:p text:style-name="P24"/>
      <text:p text:style-name="P24">ANS-</text:p>
      <text:p text:style-name="P24"><text:span text:style-name="T6">SQL&gt; create or replace trigger t1</text:span></text:p>
      <text:p text:style-name="P24"><text:span text:style-name="T6"><text:s text:c="2"/>2 <text:s text:c="2"/>before insert or update</text:span></text:p>
      <text:p text:style-name="P24"><text:span text:style-name="T6"><text:s text:c="2"/>3 <text:s text:c="2"/>on cities</text:span></text:p>
      <text:p text:style-name="P24"><text:span text:style-name="T6"><text:s text:c="2"/>4 <text:s text:c="3"/>for each row</text:span></text:p>
      <text:p text:style-name="P24"><text:span text:style-name="T6"><text:s text:c="2"/>5 <text:s text:c="3"/>when(NEW.pincode&gt;6)</text:span></text:p>
      <text:p text:style-name="P24"><text:span text:style-name="T6"><text:s text:c="2"/>6 <text:s text:c="2"/>begin</text:span></text:p>
      <text:p text:style-name="P24"><text:span text:style-name="T6"><text:s text:c="2"/>7 <text:s text:c="4"/>raise_application_error(-20001,'invalid pincode or greater than 6 digit');</text:span></text:p>
      <text:p text:style-name="P24"><text:span text:style-name="T6"><text:s text:c="2"/>8 <text:s text:c="3"/>end;</text:span></text:p>
      <text:p text:style-name="P24"><text:span text:style-name="T6"><text:s text:c="2"/>9 <text:s text:c="3"/>/</text:span></text:p>
      <text:p text:style-name="P24"><text:span text:style-name="T6"/></text:p>
      <text:p text:style-name="P24"><text:soft-page-break/><text:span text:style-name="T6">Trigger created.</text:span></text:p>
      <text:p text:style-name="P24"><text:span text:style-name="T6"/></text:p>
      <text:p text:style-name="P24"><text:span text:style-name="T6">SQL&gt; insert into cities values(458888,'pune','maharashtra');</text:span></text:p>
      <text:p text:style-name="P24"><text:span text:style-name="T6">insert into cities values(458888,'pune','maharashtra')</text:span></text:p>
      <text:p text:style-name="P24"><text:span text:style-name="T6"><text:s text:c="12"/>*</text:span></text:p>
      <text:p text:style-name="P24"><text:span text:style-name="T6">ERROR at line 1:</text:span></text:p>
      <text:p text:style-name="P24"><text:span text:style-name="T6">ORA-20001: invalid pincode or greater than 6 digit</text:span></text:p>
      <text:p text:style-name="P24"><text:span text:style-name="T6">ORA-06512: at "SYSTEM.T1", line 2</text:span></text:p>
      <text:p text:style-name="P24"><text:span text:style-name="T6">ORA-04088: error during execution of trigger 'SYSTEM.T1'</text:span></text:p>
      <text:p text:style-name="P24"><text:span text:style-name="T6"/></text:p>
      <text:p text:style-name="P24"><text:span text:style-name="T6"/></text:p>
      <text:p text:style-name="P13"><text:span text:style-name="T6">SLIP NO.-4</text:span></text:p>
      <text:p text:style-name="P13"><text:span text:style-name="T6"/></text:p>
      <text:p text:style-name="P24">2) Write a trigger which will fire before insert or update on policy_info having maturity amount less than premium amount. (Raise user defined exception and give appropriate message).</text:p>
      <text:p text:style-name="P24"/>
      <text:p text:style-name="P24">ANS-</text:p>
      <text:p text:style-name="P20">SQL&gt; create or replace trigger t2</text:p>
      <text:p text:style-name="P20"><text:s text:c="2"/>2 <text:s/>before insert or update</text:p>
      <text:p text:style-name="P20"><text:s text:c="2"/>3 <text:s/>on policy</text:p>
      <text:p text:style-name="P20"><text:s text:c="2"/>4 <text:s/>for each row</text:p>
      <text:p text:style-name="P20"><text:s text:c="2"/>5 <text:s/>when(NEW.m_amt&lt;NEW.pre_amt)</text:p>
      <text:p text:style-name="P20"><text:s text:c="2"/>6 <text:s/>begin</text:p>
      <text:p text:style-name="P20"><text:soft-page-break/><text:s text:c="2"/>7 <text:s/>raise_application_error(-20001,'maturity amount less than premium amount');</text:p>
      <text:p text:style-name="P20"><text:s text:c="2"/>8 <text:s/>end;</text:p>
      <text:p text:style-name="P20"><text:s text:c="2"/>9 <text:s/>/</text:p>
      <text:p text:style-name="P20"/>
      <text:p text:style-name="P20">Trigger created.</text:p>
      <text:p text:style-name="P20"/>
      <text:p text:style-name="P20"/>
      <text:p text:style-name="P20">SQL&gt; insert into policy values(14,'home_policy',400,500,'12-jan-2019');</text:p>
      <text:p text:style-name="P20">insert into policy values(14,'home_policy',400,500,'12-jan-2019')</text:p>
      <text:p text:style-name="P20"><text:s text:c="10"/>*</text:p>
      <text:p text:style-name="P20">ERROR at line 1:</text:p>
      <text:p text:style-name="P20">ORA-20001: maturity amount less than premium amount</text:p>
      <text:p text:style-name="P20">ORA-06512: at "SYSTEM.T2", line 2</text:p>
      <text:p text:style-name="P20">ORA-04088: error during execution of trigger 'SYSTEM.T2'</text:p>
      <text:p text:style-name="P20"/>
      <text:p text:style-name="P20"/>
      <text:p text:style-name="P13">SLIP NO.-7</text:p>
      <text:p text:style-name="P13"/>
      <text:p text:style-name="P24">2) Write a trigger which will fire before insert or update on Menu having price less than or equal to zero. (Raise user defined exception and give appropriate message).</text:p>
      <text:p text:style-name="P24"><text:soft-page-break/>ANS-</text:p>
      <text:p text:style-name="P24"><text:span text:style-name="T6">SQL&gt; create or replace trigger t3</text:span></text:p>
      <text:p text:style-name="P24"><text:span text:style-name="T6"><text:s text:c="2"/>2 <text:s/>before insert or update</text:span></text:p>
      <text:p text:style-name="P24"><text:span text:style-name="T6"><text:s text:c="2"/>3 <text:s/>on menu1</text:span></text:p>
      <text:p text:style-name="P24"><text:span text:style-name="T6"><text:s text:c="2"/>4 <text:s/>for each row</text:span></text:p>
      <text:p text:style-name="P24"><text:span text:style-name="T6"><text:s text:c="2"/>5 <text:s/>when(NEW.price&gt;=0)</text:span></text:p>
      <text:p text:style-name="P24"><text:span text:style-name="T6"><text:s text:c="2"/>6 <text:s/>begin</text:span></text:p>
      <text:p text:style-name="P24"><text:span text:style-name="T6"><text:s text:c="2"/>7 <text:s/>raise_application_error(-20001,'ERROR:menu price is less than 0');</text:span></text:p>
      <text:p text:style-name="P24"><text:span text:style-name="T6"><text:s text:c="2"/>8 <text:s/>end;</text:span></text:p>
      <text:p text:style-name="P24"><text:span text:style-name="T6"><text:s text:c="2"/>9 <text:s/>/</text:span></text:p>
      <text:p text:style-name="P24"><text:span text:style-name="T6"/></text:p>
      <text:p text:style-name="P24"><text:span text:style-name="T6">Trigger created.</text:span></text:p>
      <text:p text:style-name="P24"><text:span text:style-name="T6"/></text:p>
      <text:p text:style-name="P24"><text:span text:style-name="T6"/></text:p>
      <text:p text:style-name="P24"><text:span text:style-name="T6">SQL&gt; insert into menu1 values(16,'veg',0);</text:span></text:p>
      <text:p text:style-name="P24"><text:span text:style-name="T6">insert into menu1 values(16,'veg',0)</text:span></text:p>
      <text:p text:style-name="P24"><text:span text:style-name="T6"><text:s text:c="11"/>*</text:span></text:p>
      <text:p text:style-name="P24"><text:span text:style-name="T6">ERROR at line 1:</text:span></text:p>
      <text:p text:style-name="P24"><text:span text:style-name="T6">ORA-20001:ERROR:menu price is less than 0</text:span></text:p>
      <text:p text:style-name="P24"><text:span text:style-name="T6">ORA-06512: at "SYSTEM.T3", line 2</text:span></text:p>
      <text:p text:style-name="P24"><text:span text:style-name="T6">ORA-04088: error during execution of trigger 'SYSTEM.T3'</text:span></text:p>
      <text:p text:style-name="P24"><text:span text:style-name="T6"/></text:p>
      <text:p text:style-name="P24"><text:span text:style-name="T6"/></text:p>
      <text:p text:style-name="P13"><text:span text:style-name="T6">SLIP NO.-10</text:span></text:p>
      <text:p text:style-name="P13"><text:span text:style-name="T6"/></text:p>
      <text:p text:style-name="P24"><text:soft-page-break/>2) Write a trigger which will fire before insert or update on Gym having charges less than 1000. (Raise user defined exception and give appropriate message).</text:p>
      <text:p text:style-name="P24"/>
      <text:p text:style-name="P24">ANS-</text:p>
      <text:p text:style-name="P24"><text:span text:style-name="T6">SQL&gt; create or replace trigger t4</text:span></text:p>
      <text:p text:style-name="P24"><text:span text:style-name="T6"><text:s text:c="2"/>2 <text:s/>before insert or update</text:span></text:p>
      <text:p text:style-name="P24"><text:span text:style-name="T6"><text:s text:c="2"/>3 <text:s/>on gym</text:span></text:p>
      <text:p text:style-name="P24"><text:span text:style-name="T6"><text:s text:c="2"/>4 <text:s/>for each row</text:span></text:p>
      <text:p text:style-name="P24"><text:span text:style-name="T6"><text:s text:c="2"/>5 <text:s/>when(NEW.charges&lt;1000)</text:span></text:p>
      <text:p text:style-name="P24"><text:span text:style-name="T6"><text:s text:c="2"/>6 <text:s/>begin</text:span></text:p>
      <text:p text:style-name="P24"><text:span text:style-name="T6"><text:s text:c="2"/>7 <text:s/>raise_application_error(-20001,'gym charges are less than 1000');</text:span></text:p>
      <text:p text:style-name="P24"><text:span text:style-name="T6"><text:s text:c="2"/>8 <text:s/>end;</text:span></text:p>
      <text:p text:style-name="P24"><text:span text:style-name="T6"><text:s text:c="2"/>9 <text:s/>/</text:span></text:p>
      <text:p text:style-name="P24"><text:span text:style-name="T6"/></text:p>
      <text:p text:style-name="P24"><text:span text:style-name="T6">Trigger created.</text:span></text:p>
      <text:p text:style-name="P24"><text:span text:style-name="T6"/></text:p>
      <text:p text:style-name="P24"><text:span text:style-name="T6">SQL&gt; insert into gym values('R-fitness','pune',900,'3 month');</text:span></text:p>
      <text:p text:style-name="P24"><text:span text:style-name="T6">insert into gym values('R-fitness','pune',900,'3 month')</text:span></text:p>
      <text:p text:style-name="P24"><text:span text:style-name="T6"><text:s text:c="8"/>*</text:span></text:p>
      <text:p text:style-name="P24"><text:span text:style-name="T6">ERROR at line 1:</text:span></text:p>
      <text:p text:style-name="P24"><text:span text:style-name="T6">ORA-20001: gym charges are less than 1000</text:span></text:p>
      <text:p text:style-name="P24"><text:span text:style-name="T6">ORA-06512: at "SYSTEM.T4", line 2</text:span></text:p>
      <text:p text:style-name="P24"><text:span text:style-name="T6">ORA-04088: error during execution of trigger 'SYSTEM.T4'</text:span></text:p>
      <text:p text:style-name="P13"><text:soft-page-break/><text:span text:style-name="T6">SLIP NO.-12</text:span></text:p>
      <text:p text:style-name="P13"><text:span text:style-name="T6"/></text:p>
      <text:p text:style-name="P24">2) Write a trigger which will fire before insert or update on product having rate less than or equal to zero (Raise user defined exception and give appropriate message)</text:p>
      <text:p text:style-name="P4"><text:span text:style-name="T9"/></text:p>
      <text:p text:style-name="P5"><text:span text:style-name="T8">ANS-</text:span></text:p>
      <text:p text:style-name="P5"><text:span text:style-name="T9">SQL&gt; create or replace trigger t5</text:span></text:p>
      <text:p text:style-name="P5"><text:span text:style-name="T9"><text:s text:c="2"/>2 <text:s/>before insert or update</text:span></text:p>
      <text:p text:style-name="P5"><text:span text:style-name="T9"><text:s text:c="2"/>3 <text:s/>on product</text:span></text:p>
      <text:p text:style-name="P5"><text:span text:style-name="T9"><text:s text:c="2"/>4 <text:s/>for each row</text:span></text:p>
      <text:p text:style-name="P5"><text:span text:style-name="T9"><text:s text:c="2"/>5 <text:s/>when(NEW.rate&lt;0)</text:span></text:p>
      <text:p text:style-name="P5"><text:span text:style-name="T9"><text:s text:c="2"/>6 <text:s/>begin</text:span></text:p>
      <text:p text:style-name="P5"><text:span text:style-name="T9"><text:s text:c="2"/>7 <text:s/>raise_application_error(-20001,'ERROR:rate is less than or equal to 0');</text:span></text:p>
      <text:p text:style-name="P5"><text:span text:style-name="T9"><text:s text:c="2"/>8 <text:s/>end;</text:span></text:p>
      <text:p text:style-name="P5"><text:span text:style-name="T9"><text:s text:c="2"/>9 <text:s/>/</text:span></text:p>
      <text:p text:style-name="P5"><text:span text:style-name="T9"/></text:p>
      <text:p text:style-name="P5"><text:span text:style-name="T9">Trigger created.</text:span></text:p>
      <text:p text:style-name="P5"><text:span text:style-name="T9"/></text:p>
      <text:p text:style-name="P5"><text:span text:style-name="T9">SQL&gt; insert into product values(1005,'perfume',-1);</text:span></text:p>
      <text:p text:style-name="P5"><text:span text:style-name="T9">insert into product values(1005,'perfume',-1)</text:span></text:p>
      <text:p text:style-name="P5"><text:span text:style-name="T9"><text:s text:c="5"/>*</text:span></text:p>
      <text:p text:style-name="P5"><text:span text:style-name="T9">ERROR at line 1:</text:span></text:p>
      <text:p text:style-name="P5"><text:span text:style-name="T9">ORA-20001:ERROR: rate is less than or equal to 0</text:span></text:p>
      <text:p text:style-name="P5"><text:span text:style-name="T9">ORA-06512: at "SYSTEM.T5", line 2</text:span></text:p>
      <text:p text:style-name="P5"><text:soft-page-break/><text:span text:style-name="T9">ORA-04088: error during execution of trigger 'SYSTEM.T5'</text:span></text:p>
      <text:p text:style-name="P4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3T20:53:26.510000000</dc:date>
    <meta:editing-duration>PT9M15S</meta:editing-duration>
    <meta:editing-cycles>1</meta:editing-cycles>
    <meta:document-statistic meta:table-count="0" meta:image-count="0" meta:object-count="0" meta:page-count="20" meta:paragraph-count="306" meta:word-count="1355" meta:character-count="9500" meta:non-whitespace-character-count="7706"/>
    <meta:generator>LibreOffice/7.2.4.1$Windows_X86_64 LibreOffice_project/27d75539669ac387bb498e35313b970b7fe9c4f9</meta:generator>
  </office:meta>
</office:document-meta>
</file>